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8000001B1EF6B7195CBB12F7A.jpg" manifest:media-type="image/jpeg"/>
  <manifest:file-entry manifest:full-path="Pictures/100000000000019B000001293135D27DAF8A19F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5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03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4cm"/>
    </style:style>
    <style:style style:name="gr7" style:family="graphic" style:parent-style-name="standard">
      <style:graphic-properties draw:stroke="none" svg:stroke-color="#000000" draw:fill="bitmap" draw:fill-color="#ffffff" draw:fill-image-name="Bitmap_20_1" draw:auto-grow-height="true" draw:auto-grow-width="false" fo:max-height="0cm" fo:min-height="7.75cm"/>
    </style:style>
    <style:style style:name="gr8" style:family="graphic" style:parent-style-name="standard">
      <style:graphic-properties draw:stroke="none" svg:stroke-color="#000000" draw:fill="bitmap" draw:fill-color="#ffffff" draw:fill-image-name="Bitmap_20_2" draw:auto-grow-height="true" draw:auto-grow-width="false" fo:max-height="0cm" fo:min-height="6.95cm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bitmap" draw:fill-color="#ffffff" draw:fill-image-name="Bitmap_20_1"/>
    </style:style>
    <style:style style:name="P4" style:family="paragraph">
      <loext:graphic-properties draw:fill="bitmap" draw:fill-color="#ffffff" draw:fill-image-name="Bitmap_20_2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git使用教程(一)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3.6cm" svg:height="6.107cm" svg:x="2.2cm" svg:y="5.6cm">
          <draw:text-box>
            <text:p>一 ：初识git</text:p>
            <text:p><text:s text:c="10"/>1:什么是git</text:p>
            <text:p/>
            <text:p><text:s text:c="10"/>2:安装git</text:p>
            <text:p/>
            <text:p><text:s text:c="9"/>3:git使用</text:p>
            <text:p/>
            <text:p><text:s text:c="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4" draw:layer="layout" svg:width="25.199cm" svg:height="18.2cm" svg:x="1.201cm" svg:y="0.8cm" presentation:class="outline" presentation:user-transformed="true">
          <draw:text-box>
            <text:list text:style-name="L2">
              <text:list-item>
                <text:p>什么是git</text:p>
                <text:p/>
              </text:list-item>
            </text:list>
          </draw:text-box>
        </draw:frame>
        <draw:frame draw:style-name="gr3" draw:text-style-name="P2" draw:layer="layout" svg:width="25cm" svg:height="3.932cm" svg:x="1.6cm" svg:y="2.2cm">
          <draw:text-box>
            <text:p>Git是什么？</text:p>
            <text:p/>
            <text:p>Git是目前世界上最先进的分布式版本控制系统（没有之一）。</text:p>
            <text:p/>
            <text:p>Git有什么特点？简单来说就是：高端大气上档次！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4" draw:layer="layout" svg:width="25.199cm" svg:height="12.179cm" svg:x="0.801cm" svg:y="1.021cm" presentation:class="outline" presentation:user-transformed="true">
          <draw:text-box>
            <text:list text:style-name="L2">
              <text:list-item>
                <text:p>git诞生</text:p>
              </text:list-item>
            </text:list>
          </draw:text-box>
        </draw:frame>
        <draw:frame draw:style-name="gr4" draw:text-style-name="P2" draw:layer="layout" svg:width="22.4cm" svg:height="19.289cm" svg:x="1.8cm" svg:y="2.8cm">
          <draw:text-box>
            <text:p>很多人都知道，Linus在1991年创建了开源的Linux，从此，Linux系统不断发展，已经成为最大的服务器系统软件了。</text:p>
            <text:p/>
            <text:p>Linus虽然创建了Linux，但Linux的壮大是靠全世界热心的志愿者参与的，这么多人在世界各地为Linux编写代码，那Linux的代码是如何管理的呢？</text:p>
            <text:p/>
            <text:p>事实是，在2002年以前，世界各地的志愿者把源代码文件通过diff的方式发给Linus，然后由Linus本人通过手工方式合并代码！</text:p>
            <text:p/>
            <text:p>你也许会想，为什么Linus不把Linux代码放到版本控制系统里呢？不是有CVS、SVN这些免费的版本控制系统吗？因为Linus坚定地反对CVS和SVN，这些集中式的版本控制系统不但速度慢，而且必须联网才能使用。有一些商用的版本控制系统，虽然比CVS、SVN好用，但那是付费的，和Linux的开源精神不符。</text:p>
            <text:p/>
            <text:p>不过，到了2002年，Linux系统已经发展了十年了，代码库之大让Linus很难继续通过手工方式管理了，社区的弟兄们也对这种方式表达了强烈不满，于是Linus选择了一个商业的版本控制系统BitKeeper，BitKeeper的东家BitMover公司出于人道主义精神，授权Linux社区免费使用这个版本控制系统。</text:p>
            <text:p/>
            <text:p>安定团结的大好局面在2005年就被打破了，原因是Linux社区牛人聚集，不免沾染了一些梁山好汉的江湖习气。开发Samba的Andrew试图破解BitKeeper的协议（这么干的其实也不只他一个），被BitMover公司发现了（监控工作做得不错！），于是BitMover公司怒了，要收回Linux社区的免费使用权。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draw:style-name="gr5" draw:text-style-name="P2" draw:layer="layout" svg:width="24.8cm" svg:height="13.8cm" svg:x="1cm" svg:y="1cm">
          <draw:text-box>
            <text:p>Linus可以向BitMover公司道个歉，保证以后严格管教弟兄们，嗯，这是不可能的。实际情况是这样的：</text:p>
            <text:p/>
            <text:p>Linus花了两周时间自己用C写了一个分布式版本控制系统，这就是Git！一个月之内，Linux系统的源码已经由Git管理了！牛是怎么定义的呢？大家可以体会一下。</text:p>
            <text:p/>
            <text:p>Git迅速成为最流行的分布式版本控制系统，尤其是2008年，GitHub网站上线了，它为开源项目免费提供Git存储，无数开源项目开始迁移至GitHub，包括jQuery，PHP，Ruby等等。</text:p>
            <text:p/>
            <text:p>历史就是这么偶然，如果不是当年BitMover公司威胁Linux社区，可能现在我们就没有免费而超级好用的Git了。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draw:style-name="gr6" draw:text-style-name="P2" draw:layer="layout" svg:width="26cm" svg:height="1.924cm" svg:x="1cm" svg:y="1.4cm">
          <draw:text-box>
            <text:p><text:s text:c="20"/><text:span text:style-name="T1"><text:s/></text:span><text:span text:style-name="T1">集中式</text:span><text:span text:style-name="T1">vs</text:span><text:span text:style-name="T1">分布式</text:span></text:p>
          </draw:text-box>
        </draw:frame>
        <draw:frame draw:style-name="gr7" draw:text-style-name="P3" draw:layer="layout" svg:width="16.8cm" svg:height="8cm" svg:x="0.6cm" svg:y="3.324cm">
          <draw:text-box>
            <text:p>集中式</text:p>
            <text:p/>
          </draw:text-box>
        </draw:frame>
        <draw:frame draw:style-name="gr8" draw:text-style-name="P4" draw:layer="layout" svg:width="16.8cm" svg:height="7.2cm" svg:x="11cm" svg:y="13.4cm">
          <draw:text-box>
            <text:p>分布式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安装</text:p>
                <text:p><text:s text:c="2"/>windows :去git官网下载.exe的安装包</text:p>
                <text:p><text:s/>debian系Linux:sudo apt-get install g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4" draw:layer="layout" svg:width="25.199cm" svg:height="15.493cm" svg:x="1.4cm" svg:y="1.6cm" presentation:class="outline" presentation:user-transformed="true">
          <draw:text-box>
            <text:list text:style-name="L2">
              <text:list-item>
                <text:p>配置git 本地用户</text:p>
                <text:p><text:s/>git config --global user.name “you name”</text:p>
                <text:p><text:s/>git config --global user.email “you email”</text:p>
                <text:p>注意git config命令的--global参数，用了这个参数，表示你这台机器上所有的Git仓库都会使用这个配置，当然也可以对某个仓库指定不同的用户名和Email地址</text:p>
              </text:list-item>
              <text:list-item>
                <text:p>查看git本地用户</text:p>
                <text:p><text:s/>git config user.name</text:p>
                <text:p><text:s/>git config user.emai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创建版本库</text:p>
                <text:p><text:s/>git init(此命令会将该文件夹变成git的版本库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关联远程仓库</text:p>
                <text:p><text:s/>git remote add origin(远程仓库的名字) url(远程仓库的url)</text:p>
                <text:p>如果是空的本地仓库与远程仓库关联后，请先将文件提交到本地仓库（空的本地仓库不能提交到远程仓库）git add fileName;git commit master -m “commit Message” (将文件提交到本地仓库)</text:p>
              </text:list-item>
              <text:list-item>
                <text:p>提交到远程仓库</text:p>
                <text:p><text:s/>git push -u origin(远程origin) master</text:p>
              </text:list-item>
              <text:list-item>
                <text:p>修改本地关联的远程仓库(remote)</text:p>
                <text:p><text:s/>一：查看本地关联的远程仓库</text:p>
                <text:p><text:s text:c="10"/>git remote</text:p>
                <text:p><text:s/>二：删除本地关联的远程仓库(remote)</text:p>
                <text:p><text:s text:c="9"/>git remote rm origin(remote名称)</text:p>
                <text:p>三：添加远程remote</text:p>
                <text:p><text:s text:c="8"/>git remote add origin(远程仓库名字) <text:s/><text:a xlink:href="https://github.com/oywt/Demo.git(远程仓库的url" xlink:type="simple">https://github.com/oywt/Demo.git(远程仓库的url</text:a></text:p>
                <text:p><text:s/>git clone url(远程仓库的url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19B000001293135D27DAF8A19FA.jpg" xlink:type="simple" xlink:show="embed" xlink:actuate="onLoad"/>
    <draw:fill-image draw:name="Bitmap_20_2" draw:display-name="Bitmap 2" xlink:href="Pictures/10000000000001F8000001B1EF6B7195CBB12F7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Kai CN" style:font-size-asian="24pt" style:language-asian="zh" style:country-asian="CN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5:59:38.848070866</meta:creation-date>
    <dc:date>2017-01-20T18:32:23.528755689</dc:date>
    <meta:editing-duration>PT1H59M35S</meta:editing-duration>
    <meta:editing-cycles>14</meta:editing-cycles>
    <meta:generator>LibreOffice/5.1.4.2$Linux_X86_64 LibreOffice_project/10m0$Build-2</meta:generator>
    <meta:document-statistic meta:object-count="58"/>
  </office:meta>
</office:document-meta>
</file>